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8400000384FA91650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2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3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4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5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6" style:family="graphic" style:parent-style-name="standard">
      <style:graphic-properties draw:stroke="none" svg:stroke-width="0.051cm" svg:stroke-color="#808080" draw:marker-start-width="0.276cm" draw:marker-end-width="0.276cm" draw:fill="solid" draw:fill-color="#cfe7f5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8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9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10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11" style:family="graphic" style:parent-style-name="standard">
      <style:graphic-properties svg:stroke-width="0.051cm" svg:stroke-color="#808080" draw:marker-start-width="0.276cm" draw:marker-end-width="0.276cm" draw:fill="none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294cm"/>
    </style:style>
    <style:style style:name="gr13" style:family="graphic" style:parent-style-name="standard">
      <style:graphic-properties draw:stroke="none" svg:stroke-width="0.051cm" svg:stroke-color="#000000" draw:marker-start-width="0.127cm" draw:marker-end="Arrow" draw:marker-end-width="0.178cm" draw:fill="none" draw:fill-color="#ffffff" draw:textarea-horizontal-align="left" draw:auto-grow-height="true" draw:auto-grow-width="true" fo:min-height="14.228cm" fo:min-width="2.111cm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draw:marker-end="Arrow" draw:marker-end-width="0.102cm" draw:fill="none" draw:textarea-vertical-align="middle"/>
    </style:style>
    <style:style style:name="gr17" style:family="graphic" style:parent-style-name="objectwithoutfill">
      <style:graphic-properties svg:stroke-width="0.051cm" draw:marker-start-width="0.076cm" draw:marker-end="Arrow" draw:marker-end-width="0.17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font-size="10.5pt" style:font-size-asian="18pt" style:font-weight-asian="normal" style:font-size-complex="18pt"/>
    </style:style>
    <style:style style:name="P4" style:family="paragraph">
      <style:paragraph-properties fo:text-align="start"/>
      <style:text-properties fo:font-size="10.5pt" style:font-size-asian="18pt" style:font-weight-asian="normal" style:font-size-complex="18pt"/>
    </style:style>
    <style:style style:name="P5" style:family="paragraph">
      <style:paragraph-properties fo:text-align="center"/>
      <style:text-properties fo:font-size="10.5pt" style:font-size-asian="12pt" style:font-size-complex="12pt"/>
    </style:style>
    <style:style style:name="P6" style:family="paragraph">
      <style:paragraph-properties fo:text-align="center"/>
      <style:text-properties fo:font-size="10.5pt"/>
    </style:style>
    <style:style style:name="T1" style:family="text">
      <style:text-properties style:text-line-through-style="none" fo:font-size="10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10.5pt" style:font-size-asian="12pt" style:font-size-complex="12pt"/>
    </style:style>
    <style:style style:name="T3" style:family="text">
      <style:text-properties fo:font-size="10.5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0.287cm" svg:x="5.572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4" draw:style-name="gr2" draw:text-style-name="P3" xml:id="id1" draw:id="id1" draw:layer="layout" svg:width="2.732cm" svg:height="1.669cm" svg:x="8.682cm" svg:y="10.126cm">
          <text:p text:style-name="P2"><text:span text:style-name="T1"/></text:p>
          <text:p text:style-name="P2"><text:span text:style-name="T1"/></text:p>
          <text:p text:style-name="P2"><text:span text:style-name="T1">+</text:span></text:p>
          <text:p text:style-name="P2"><text:span text:style-name="T1">Fault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xml:id="id2" draw:id="id2" draw:layer="layout" svg:width="2.731cm" svg:height="1.669cm" svg:x="8.683cm" svg:y="12.666cm">
          <text:p text:style-name="P2"><text:span text:style-name="T1">Simulate </text:span></text:p>
          <text:p text:style-name="P2"><text:span text:style-name="T1">and </text:span></text:p>
          <text:p text:style-name="P2"><text:span text:style-name="T1">diag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xml:id="id3" draw:id="id3" draw:layer="layout" svg:width="2.731cm" svg:height="0.911cm" svg:x="5.127cm" svg:y="10.525cm">
          <text:p text:style-name="P2"><text:span text:style-name="T1">Test Pat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xml:id="id5" draw:id="id5" draw:layer="layout" svg:width="3.186cm" svg:height="1.062cm" svg:x="11.403cm" svg:y="14.843cm">
          <text:p text:style-name="P2"><text:span text:style-name="T1">Output Patter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4" draw:layer="layout" svg:width="0.809cm" svg:height="0.809cm" svg:x="9.701cm" svg:y="10.215cm">
          <draw:image xlink:href="Pictures/100002010000038400000384FA916506.png" xlink:type="simple" xlink:show="embed" xlink:actuate="onLoad">
            <text:p/>
          </draw:image>
        </draw:frame>
        <draw:custom-shape draw:name="CustomShape 7" draw:style-name="gr7" draw:text-style-name="P3" xml:id="id4" draw:id="id4" draw:layer="layout" svg:width="3.187cm" svg:height="1.062cm" svg:x="5.626cm" svg:y="14.843cm">
          <text:p text:style-name="P2"><text:span text:style-name="T1">Diagnostic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3" draw:layer="layout" svg:width="2.731cm" svg:height="0.756cm" svg:x="8.791cm" svg:y="18.926cm">
          <text:p text:style-name="P2"><text:span text:style-name="T1"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3" draw:layer="layout" svg:width="2.731cm" svg:height="0.756cm" svg:x="8.791cm" svg:y="19.839cm">
          <text:p text:style-name="P2"><text:span text:style-name="T1">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3" xml:id="id6" draw:id="id6" draw:layer="layout" svg:width="2.731cm" svg:height="1.449cm" svg:x="8.764cm" svg:y="16.55cm">
          <text:p text:style-name="P2"><text:span text:style-name="T1">MLFeature</text:span></text:p>
          <text:p text:style-name="P2"><text:span text:style-name="T1">Extr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xml:id="id7" draw:id="id7" draw:layer="layout" svg:width="3.01cm" svg:height="2.133cm" svg:x="8.62cm" svg:y="18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3.571cm" svg:height="1.17cm" svg:x="15.971cm" svg:y="18.907cm">
          <draw:text-box>
            <text:p text:style-name="P1"><text:span text:style-name="T2">A Unit in </text:span></text:p>
            <text:p text:style-name="P1"><text:span text:style-name="T2">Sample Population</text:span></text:p>
          </draw:text-box>
        </draw:frame>
        <draw:frame draw:style-name="gr13" draw:text-style-name="P6" draw:layer="layout" svg:width="2.611cm" svg:height="14.478cm" svg:x="8.803cm" svg:y="23.225cm">
          <draw:text-box>
            <text:p text:style-name="P1"><text:span text:style-name="T3">To learning </text:span></text:p>
            <text:p text:style-name="P1"><text:span text:style-name="T3">algorithm</text:span></text:p>
          </draw:text-box>
        </draw:frame>
        <draw:frame draw:style-name="gr14" draw:layer="layout" svg:width="3.048cm" svg:height="1.012cm" svg:x="11.922cm" svg:y="12.684cm">
          <draw:text-box>
            <text:p>ADAMA</text:p>
          </draw:text-box>
        </draw:frame>
        <draw:connector draw:style-name="gr15" draw:text-style-name="P1" draw:layer="layout" svg:x1="10.048cm" svg:y1="11.795cm" svg:x2="10.048cm" svg:y2="12.666cm" draw:start-shape="id1" draw:start-glue-point="2" draw:end-shape="id2" draw:end-glue-point="0" svg:d="m10048 11795v871" svg:viewBox="0 0 1 872">
          <text:p/>
        </draw:connector>
        <draw:connector draw:style-name="gr15" draw:text-style-name="P1" draw:layer="layout" svg:x1="6.492cm" svg:y1="11.436cm" svg:x2="8.683cm" svg:y2="13.5cm" draw:start-shape="id3" draw:start-glue-point="2" draw:end-shape="id2" draw:end-glue-point="3" svg:d="m6492 11436v2064h2191" svg:viewBox="0 0 2192 2065">
          <text:p/>
        </draw:connector>
        <draw:connector draw:style-name="gr15" draw:text-style-name="P1" draw:layer="layout" svg:x1="10.048cm" svg:y1="14.335cm" svg:x2="8.813cm" svg:y2="15.374cm" draw:start-shape="id2" draw:start-glue-point="2" draw:end-shape="id4" svg:d="m10048 14335v1039h-1235" svg:viewBox="0 0 1236 1040">
          <text:p/>
        </draw:connector>
        <draw:connector draw:style-name="gr15" draw:text-style-name="P1" draw:layer="layout" svg:x1="10.048cm" svg:y1="14.335cm" svg:x2="11.403cm" svg:y2="15.374cm" draw:start-shape="id2" draw:end-shape="id5" draw:end-glue-point="3" svg:d="m10048 14335v1039h1355" svg:viewBox="0 0 1356 1040">
          <text:p/>
        </draw:connector>
        <draw:connector draw:style-name="gr15" draw:text-style-name="P1" draw:layer="layout" svg:x1="7.219cm" svg:y1="15.905cm" svg:x2="8.764cm" svg:y2="17.274cm" draw:start-shape="id4" draw:start-glue-point="2" draw:end-shape="id6" svg:d="m7219 15905v1369h1545" svg:viewBox="0 0 1546 1370">
          <text:p/>
        </draw:connector>
        <draw:connector draw:style-name="gr15" draw:text-style-name="P1" draw:layer="layout" svg:x1="12.996cm" svg:y1="15.905cm" svg:x2="11.495cm" svg:y2="17.274cm" draw:start-shape="id5" draw:start-glue-point="2" draw:end-shape="id6" draw:end-glue-point="1" svg:d="m12996 15905v1369h-1501" svg:viewBox="0 0 1502 1370">
          <text:p/>
        </draw:connector>
        <draw:connector draw:style-name="gr15" draw:text-style-name="P1" draw:layer="layout" svg:x1="10.129cm" svg:y1="17.999cm" svg:x2="10.125cm" svg:y2="18.679cm" draw:start-shape="id6" draw:start-glue-point="2" draw:end-shape="id7" draw:end-glue-point="0" svg:d="m10129 17999v340h-4v340" svg:viewBox="0 0 5 681">
          <text:p/>
        </draw:connector>
        <draw:line draw:style-name="gr16" draw:text-style-name="P1" draw:layer="layout" svg:x1="15.859cm" svg:y1="19.542cm" svg:x2="11.795cm" svg:y2="19.542cm">
          <text:p/>
        </draw:line>
        <draw:line draw:style-name="gr17" draw:text-style-name="P1" draw:layer="layout" svg:x1="10.144cm" svg:y1="20.812cm" svg:x2="10.144cm" svg:y2="22.9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15T22:09:57</meta:creation-date>
    <dc:date>2014-04-23T03:51:37</dc:date>
    <dc:creator>nabajeet </dc:creator>
    <meta:editing-duration>PT31S</meta:editing-duration>
    <meta:editing-cycles>7</meta:editing-cycles>
    <meta:generator>LibreOffice/3.5$Linux_x86 LibreOffice_project/350m1$Build-2</meta:generator>
    <meta:document-statistic meta:object-count="23"/>
  </office:meta>
</office:document-meta>
</file>